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ext_20_body">Hello from an OpenDocument fil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6</meta:generator>
    <dc:title/>
    <dc:description/>
    <dc:subject/>
    <meta:keyword/>
    <meta:initial-creator/>
    <dc:creator/>
    <meta:creation-date>2019-06-14T14:28:56Z</meta:creation-date>
    <dc:date>2019-06-14T14:28:56Z</dc:date>
  </office:meta>
</office:document-meta>
</file>